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2"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8"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2" office:value-type="string" calcext:value-type="string">
            <text:p>Date</text:p>
          </table:table-cell>
          <table:table-cell table:style-name="ce5" office:value-type="string" calcext:value-type="string">
            <text:p>Task</text:p>
          </table:table-cell>
          <table:table-cell table:style-name="ce8" office:value-type="string" calcext:value-type="string">
            <text:p>Duration (min)</text:p>
          </table:table-cell>
          <table:table-cell table:style-name="ce5" office:value-type="string" calcext:value-type="string">
            <text:p>Notes</text:p>
          </table:table-cell>
          <table:table-cell table:style-name="ce8"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number-rows-repeated="1048427">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7">00/00/0000</text:date>, <text:time style:data-style-name="N2" text:time-value="15:02:20.94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7T16:11:38.645000000</dc:date>
    <meta:editing-duration>P1DT19M42S</meta:editing-duration>
    <meta:editing-cycles>574</meta:editing-cycles>
    <meta:document-statistic meta:table-count="1" meta:cell-count="739" meta:object-count="0"/>
  </office:meta>
</office:document-meta>
</file>